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8" office:value-type="string">
            <text:p>2022-08-22_21-14-3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8" office:value-type="string">
            <text:p>2022-08-23_01-15-10_000.jpg</text:p>
          </table:table-cell>
          <table:table-cell table:style-name="ce27" office:value-type="string">
            <text:p>:m #*# RES / JVEMV6 64#183_orthodox_infinite / 『ギリシャ正教 無限の神』 著者=落合仁司,校注=~ / p.100 / w=プロティノス；三教父,topic=~,publisher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#*# RES / JVEMV6 64#183_orthodox_infinite / 『ギリシャ正教 無限の神』 著者=落合仁司,校注=~ / p.100 / w=プロティノス；三教父,topic=~,publisher=~,other=~">
            <text:p>:m #*# RES / JVEMV6 64#183_orthodox_infinite / 『ギリシャ正教 無限の神』 著者=落合仁司,校注=~ / p.100 / w=プロティノス；三教父,topic=~,publisher=~,other=~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8" office:value-type="string">
            <text:p>2022-08-23_01-15-25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-*">
            <text:p>-*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08-23_01-48-3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8" office:value-type="string">
            <text:p>2022-08-23_07-32-15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8" office:value-type="string">
            <text:p>2022-08-23_07-34-3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8" office:value-type="string">
            <text:p>2022-08-23_07-45-1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08-23_12-51-5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8-23_17-20-27_000.jpg</text:p>
          </table:table-cell>
          <table:table-cell table:style-name="ce27" office:value-type="string">
            <text:p>:m RES 1*2 / free# JVEMV6 68#_344:1 / 68. theoretical-physics(tp) / topics=量子力学,w=,doc=r-7-A1~1.1.9#2-1.3.5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344:1 / 68. theoretical-physics(tp) / topics=量子力学,w=,doc=r-7-A1~1.1.9#2-1.3.5,s=~,i=~,other=calc+">
            <text:p>:m RES 1*2 / free# JVEMV6 68#_344:1 / 68. theoretical-physics(tp) / topics=量子力学,w=,doc=r-7-A1~1.1.9#2-1.3.5,s=~,i=~,other=calc+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8-23_17-20-41_000.jpg</text:p>
          </table:table-cell>
          <table:table-cell table:style-name="ce27" office:value-type="string">
            <text:p>:m RES 2*2 / free# JVEMV6 68#_344:1 / 68. theoretical-physics(tp) / topics=量子力学,w=,doc=r-7-A1~1.1.9#2-1.3.5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344:1 / 68. theoretical-physics(tp) / topics=量子力学,w=,doc=r-7-A1~1.1.9#2-1.3.5,s=~,i=~,other=calc+">
            <text:p>:m RES 2*2 / free# JVEMV6 68#_344:1 / 68. theoretical-physics(tp) / topics=量子力学,w=,doc=r-7-A1~1.1.9#2-1.3.5,s=~,i=~,other=calc+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8" office:value-type="string">
            <text:p>2022-08-23_19-07-42_000.jpg</text:p>
          </table:table-cell>
          <table:table-cell table:style-name="ce27" office:value-type="string">
            <text:p>:m :篠笛,shinobue #*# / session-memo:session-1 / p.1:genre=melody:mel-1,file-id=2022-08-23_19-07-42_000.jpg,piece-other=~ \\\ p.2:genre=melody:mel-2,file-id=2022-08-23_19-07-42_000.jpg,piece-other=sequence:page-1 \\\ p.3:genre=melody:sabi,file-id=2022-08-23_19-07-42_000.jpg,piece-other=sequence:page-1 \\\ p.4:genre=melody:mel-1,file-id=2022-08-23_19-07-42_000.jpg,piece-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session-memo:session-1 / p.1:genre=melody:mel-1,file-id=2022-08-23_19-07-42_000.jpg,piece-other=~ \\\ p.2:genre=melody:mel-2,file-id=2022-08-23_19-07-42_000.jpg,piece-other=sequence:page-1 \\\ p.3:genre=melody:sabi,file-id=2022-08-23_19-07-42_000.jpg,piece-other=sequence:page-1 \\\ p.4:genre=melody:mel-1,file-id=2022-08-23_19-07-42_000.jpg,piece-other=~">
            <text:p>:m :篠笛,shinobue #*# / session-memo:session-1 / p.1:genre=melody:mel-1,file-id=2022-08-23_19-07-42_000.jpg,piece-other=~ \\\ p.2:genre=melody:mel-2,file-id=2022-08-23_19-07-42_000.jpg,piece-other=sequence:page-1 \\\ p.3:genre=melody:sabi,file-id=2022-08-23_19-07-42_000.jpg,piece-other=sequence:page-1 \\\ p.4:genre=melody:mel-1,file-id=2022-08-23_19-07-42_000.jpg,piece-other=~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 office:value-type="string">
            <text:p>2022-08-23_19-08-01_000.jpg</text:p>
          </table:table-cell>
          <table:table-cell table:style-name="ce27" office:value-type="string">
            <text:p>:m :篠笛,shinobue #*# / session-memo:session-1 / p.5:genre=melody:sabi,file-id=2022-08-23_19-07-42_000.jpg,piece-other=sequence:page-4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session-memo:session-1 / p.5:genre=melody:sabi,file-id=2022-08-23_19-07-42_000.jpg,piece-other=sequence:page-4">
            <text:p>:m :篠笛,shinobue #*# / session-memo:session-1 / p.5:genre=melody:sabi,file-id=2022-08-23_19-07-42_000.jpg,piece-other=sequence:page-4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0">
            <text:p>7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4">2022/08/24</text:date>, <text:time>10:22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4T10:22:53.42</dc:date>
    <dc:creator>iwabuchi ken</dc:creator>
    <meta:editing-duration>P48DT19H14M24S</meta:editing-duration>
    <meta:editing-cycles>15867</meta:editing-cycles>
    <meta:document-statistic meta:table-count="2" meta:cell-count="911" meta:object-count="0"/>
    <meta:user-defined meta:name="qrichtext">1</meta:user-defined>
  </office:meta>
</office:document-meta>
</file>